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T22" style:parent-style-name="instrukce" style:family="text">
      <style:text-properties style:use-window-font-color="true"/>
    </style:style>
    <style:style style:name="P23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73/2024</text:p>
            <text:p text:style-name="Normální">KVOP-42616/2024</text:p>
            <text:p text:style-name="Normální">25. 10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A. S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doktore,</text:p>
      <text:p text:style-name="Základnítext">dne<text:s/><text:span text:style-name="T18">18.</text:span><text:s/>10. 2024 obdržela Kancelář veřejného ochránce práv Vaši žádost o informace. Žádáte o zaslání<text:s/><text:span text:style-name="T19">sborníků</text:span><text:span text:style-name="T20"><text:s/>Vězeňství I., Vězeňství II a o informační letáky vydané ochráncem v následujících oblastech: ústavní stížnost, veřejný ochránce práv, stížnost pro porušení zákona, rodina, dávky hmotné nouze, exekuce, životní minimum, diskriminace a bydlení.</text:span></text:p>
      <text:p text:style-name="Základnítext"><text:span text:style-name="T21">Požadované ma</text:span><text:span text:style-name="T22">teriály Vám zasílám v příloze. V té naleznete i seznam všech našich informačních letáků pro případ, že byste měl o některé další v budoucnu zájem.</text:span></text:p>
      <text:p text:style-name="Základnítext">S pozdravem</text:p>
      <text:p text:style-name="P23">JUDr. Pavel Pořízek, Ph.D.</text:p>
      <text:p text:style-name="podpis">vedoucí Kanceláře veřejného ochránce práv</text:p>
      <text:p text:style-name="podpis"/>
      <text:p text:style-name="Příloha"/>
      <text:p text:style-name="Příloha">Přílohy</text:p>
      <text:p text:style-name="Normální">Daňová exekuce</text:p>
      <text:p text:style-name="Normální">Děti mezi rodiči</text:p>
      <text:p text:style-name="Normální">Dětský domov (rodiče)</text:p>
      <text:p text:style-name="Normální">Diskriminace</text:p>
      <text:p text:style-name="Normální">Diskriminace při ukončení zaměstnání</text:p>
      <text:p text:style-name="Normální">Diskriminace z důvodu pohlaví</text:p>
      <text:p text:style-name="Normální">Diskriminace z důvodu etnického původu (romsky)</text:p>
      <text:p text:style-name="Normální">Diskriminace z důvodu sexuální orientace</text:p>
      <text:p text:style-name="Normální">Diskriminace z důvodu věku</text:p>
      <text:p text:style-name="Normální">Diskriminace z důvodu<text:s/>zdravotního postižení</text:p>
      <text:p text:style-name="Normální">Diskriminace rodičů na pracovním trhu</text:p>
      <text:p text:style-name="Normální">Domácí násilí</text:p>
      <text:p text:style-name="Normální">Doplatek na bydlení</text:p>
      <text:p text:style-name="Normální">Exekuce</text:p>
      <text:p text:style-name="Normální">Hluk</text:p>
      <text:p text:style-name="Normální">Je Váš byt černá stavba?<text:s/></text:p>
      <text:soft-page-break/>
      <text:p text:style-name="Normální">Jsem máma/táta ve vězení</text:p>
      <text:p text:style-name="Normální">Komunální odpad</text:p>
      <text:p text:style-name="Normální">Komunální odpad – promíjení poplatku</text:p>
      <text:p text:style-name="Normální">Mimořádná okamžitá pomoc</text:p>
      <text:p text:style-name="Normální">Mimořádná okamžitá<text:s/>pomoc pro nezaopatřené děti</text:p>
      <text:p text:style-name="Normální">Nájem bytu</text:p>
      <text:p text:style-name="Normální">Nenávistné projevy na internetu</text:p>
      <text:p text:style-name="Normální">Nezákonná reklama</text:p>
      <text:p text:style-name="Normální">Odborné sociální poradenství + seznam a kontaktní údaje občanských poraden</text:p>
      <text:p text:style-name="Normální">Ombudsman</text:p>
      <text:p text:style-name="Normální">Ombudsman: pomáhá i jinak (zvláštní oprávnění)</text:p>
      <text:p text:style-name="Normální">Ošetřovné</text:p>
      <text:p text:style-name="Normální">Peněžitá pomoc v<text:s/>mateřství – mateřská</text:p>
      <text:p text:style-name="Normální">Plíseň a závady v bytě</text:p>
      <text:p text:style-name="Normální">Posečkání (splátky) dluhu</text:p>
      <text:p text:style-name="Normální">Právní pomoc</text:p>
      <text:p text:style-name="Normální">Příspěvek na živobytí</text:p>
      <text:p text:style-name="Normální">Rodičovský příspěvek</text:p>
      <text:p text:style-name="Normální">Rodiny dětí s poruchou autistického spektra (PAS)</text:p>
      <text:p text:style-name="Normální">Rozúčtování nákladů</text:p>
      <text:p text:style-name="Normální">Řízení o dávkách pomoci v hmotné nouzi</text:p>
      <text:p text:style-name="Normální">Sborník Vězeňství I</text:p>
      <text:p text:style-name="Normální">Sborník Vězeňství II</text:p>
      <text:p text:style-name="Normální">Seznam informačních letáků</text:p>
      <text:p text:style-name="Normální">Sociálně-právní ochrana dětí</text:p>
      <text:p text:style-name="Normální">Sousedské spory</text:p>
      <text:p text:style-name="Normální">Společenství vlastníků</text:p>
      <text:p text:style-name="Normální">Srážky ze mzdy</text:p>
      <text:p text:style-name="Normální">Výživné na dítě</text:p>
      <text:p text:style-name="Normální">Zákaz diskriminace v kolektivních smlouvách</text:p>
      <text:p text:style-name="Normální">Zápisy romských dětí do ZŠ a MŠ</text:p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WRHN*</text:span></text:p>
        <text:p text:style-name="P12"><text:span text:style-name="T13">KVOPX00EWRHN</text:span>KVOPX00EWRH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11T08:51:00Z</meta:creation-date>
    <dc:date>2024-12-11T09:08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2" meta:paragraph-count="4" meta:word-count="305" meta:character-count="2105" meta:row-count="15" meta:non-whitespace-character-count="1804"/>
  </office:meta>
</office:document-meta>
</file>